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43dc6" officeooo:paragraph-rsid="00043dc6"/>
    </style:style>
    <style:style style:name="P2" style:family="paragraph" style:parent-style-name="Standard">
      <style:paragraph-properties fo:text-align="center" style:justify-single-word="false"/>
      <style:text-properties fo:font-size="18pt" fo:language="en" fo:country="GB" fo:font-weight="bold" officeooo:rsid="00043dc6" officeooo:paragraph-rsid="00043dc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language="en" fo:country="GB" fo:font-weight="bold" officeooo:rsid="00043dc6" officeooo:paragraph-rsid="00043dc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43dc6" officeooo:paragraph-rsid="00043dc6" style:font-size-asian="12.1999998092651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46470" officeooo:paragraph-rsid="00046470" style:font-size-asian="12.1999998092651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6bac0" officeooo:paragraph-rsid="0006bac0" style:font-size-asian="12.1999998092651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a25b1" officeooo:paragraph-rsid="000a25b1" style:font-size-asian="12.1999998092651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43dc6" officeooo:paragraph-rsid="00043dc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3dc6" officeooo:paragraph-rsid="00043dc6" style:font-size-asian="12.1999998092651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6470" officeooo:paragraph-rsid="00046470" style:font-size-asian="12.1999998092651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6470" officeooo:paragraph-rsid="00089763" style:font-size-asian="12.1999998092651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6470" officeooo:paragraph-rsid="000a25b1" style:font-size-asian="12.1999998092651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dc39" officeooo:paragraph-rsid="0004dc39" style:font-size-asian="12.1999998092651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6bac0" officeooo:paragraph-rsid="0006bac0" style:font-size-asian="12.1999998092651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7ff0d" officeooo:paragraph-rsid="0007ff0d" style:font-size-asian="12.1999998092651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a25b1" officeooo:paragraph-rsid="000a25b1" style:font-size-asian="12.1999998092651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28pt" fo:language="en" fo:country="GB" fo:font-weight="bold" officeooo:rsid="00043dc6" officeooo:paragraph-rsid="00043dc6" style:font-size-asian="28pt" style:font-weight-asian="bold" style:font-size-complex="2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6470" officeooo:paragraph-rsid="00046470" style:font-size-asian="12.1999998092651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c5b0b" officeooo:paragraph-rsid="000c5b0b" style:font-size-asian="12.1999998092651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46470" officeooo:paragraph-rsid="00046470" style:font-size-asian="12.1999998092651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c5b0b" officeooo:paragraph-rsid="000c5b0b" style:font-size-asian="12.1999998092651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d1721" officeooo:paragraph-rsid="000d1721" style:font-size-asian="12.1999998092651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d1721" officeooo:paragraph-rsid="000d96d2" style:font-size-asian="12.1999998092651pt" style:font-weight-asian="normal" style:font-size-complex="14pt" style:font-weight-complex="normal"/>
    </style:style>
    <style:style style:name="T1" style:family="text">
      <style:text-properties officeooo:rsid="0006bac0"/>
    </style:style>
    <style:style style:name="T2" style:family="text">
      <style:text-properties officeooo:rsid="000a25b1"/>
    </style:style>
    <style:style style:name="T3" style:family="text">
      <style:text-properties style:text-underline-style="solid" style:text-underline-width="auto" style:text-underline-color="font-color" officeooo:rsid="000a25b1"/>
    </style:style>
    <style:style style:name="T4" style:family="text">
      <style:text-properties officeooo:rsid="000bad5f"/>
    </style:style>
    <style:style style:name="T5" style:family="text">
      <style:text-properties officeooo:rsid="000c2a9b"/>
    </style:style>
    <style:style style:name="T6" style:family="text">
      <style:text-properties officeooo:rsid="000c5b0b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d96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17">Projet ACL</text:p>
      <text:p text:style-name="P2"/>
      <text:p text:style-name="P2"/>
      <text:p text:style-name="P3"/>
      <text:p text:style-name="P3"/>
      <text:p text:style-name="P3"/>
      <text:p text:style-name="P3"/>
      <text:p text:style-name="P8">I. Fonctionalities.</text:p>
      <text:p text:style-name="P4"/>
      <text:p text:style-name="P4">Sprint 1.0 :</text:p>
      <text:p text:style-name="P9"/>
      <text:p text:style-name="P10">_ this sprint works with order lines.</text:p>
      <text:p text:style-name="P10">_ creation of a hero which move in 4 directions with the following keys (Z,Q,S,D).</text:p>
      <text:p text:style-name="P10">_ creation of a empty world ; the hero can go outside the world.</text:p>
      <text:p text:style-name="P10"/>
      <text:p text:style-name="P10"><text:bookmark-start text:name="__DdeLink__0_413821449"/>=&gt; Everything has been implemented.<text:bookmark-end text:name="__DdeLink__0_413821449"/></text:p>
      <text:p text:style-name="P10"/>
      <text:p text:style-name="P10"/>
      <text:p text:style-name="P5">Sprint 1.1 : (3 weeks)</text:p>
      <text:p text:style-name="P10"/>
      <text:p text:style-name="P10">_ this sprint works with a graphic interface.</text:p>
      <text:p text:style-name="P10">_ creation of a map with tiles.</text:p>
      <text:p text:style-name="P10">_ the world contains some walls.</text:p>
      <text:p text:style-name="P10">_ the world contains an exit ; when the player reaches the exit, he win.</text:p>
      <text:p text:style-name="P10">_ the hero can not go outside the world.</text:p>
      <text:p text:style-name="P10">_ the hero can not move through walls.</text:p>
      <text:p text:style-name="P10">_ creation of monsters.</text:p>
      <text:p text:style-name="P10">_ when the hero is close enough to monsters, monsters goes towards the hero.</text:p>
      <text:p text:style-name="P10">_ when a monster attack the hero, they instantly kill him.</text:p>
      <text:p text:style-name="P10"/>
      <text:p text:style-name="P10">=&gt; Everything has been implemented.</text:p>
      <text:p text:style-name="P10"/>
      <text:p text:style-name="P10"/>
      <text:p text:style-name="P5">Sprint 2 :</text:p>
      <text:p text:style-name="P10"><text:soft-page-break/></text:p>
      <text:p text:style-name="P10">_Hero can attack the monster</text:p>
      <text:p text:style-name="P10">_Several levels</text:p>
      <text:p text:style-name="P10">_Life bar for every characters</text:p>
      <text:p text:style-name="P10">_The Hero can picked up flask of life</text:p>
      <text:p text:style-name="P10">_The hero can use flask of life when the player press a key <text:span text:style-name="T5">(F)</text:span></text:p>
      <text:p text:style-name="P10"/>
      <text:p text:style-name="P11">=&gt; Everything has been implemented.</text:p>
      <text:p text:style-name="P11"/>
      <text:p text:style-name="P11"/>
      <text:p text:style-name="P7">Sprint 3 : <text:span text:style-name="T4">(1 day)</text:span></text:p>
      <text:p text:style-name="P7"/>
      <text:p text:style-name="P16">_ There is a boss level.</text:p>
      <text:p text:style-name="P16">_ The boss has 2 attack pattern different from that of monsters : </text:p>
      <text:p text:style-name="P16"><text:s text:c="2"/>_ First phase : the boss appears on a random side of the map (Left, Right, Top or Bottom) and he runs to the opposite side. When he touches the hero, it deals a lot of damage.</text:p>
      <text:p text:style-name="P16"><text:s text:c="2"/>_ Second phase : same as first phase + the boss throws projectiles towards the hero.</text:p>
      <text:p text:style-name="P16">_ Correction of the exit bug.</text:p>
      <text:p text:style-name="P16">_ There is an ambient music.</text:p>
      <text:p text:style-name="P16">_ There is a new monster type : the ghosts</text:p>
      <text:p text:style-name="P16"><text:s text:c="2"/>_ When the hero is next to a ghost location, the ghost appears and move thowards the hero in order to attack him until his death or the death of the hero.</text:p>
      <text:p text:style-name="P16"><text:s text:c="2"/>_ The ghosts can pass through the obstacles.</text:p>
      <text:p text:style-name="P16"/>
      <text:p text:style-name="P12">=&gt; Everything has been implemented.</text:p>
      <text:p text:style-name="P12"><text:tab/><text:span text:style-name="T2">+ </text:span><text:span text:style-name="T3">bonus :</text:span><text:span text:style-name="T2"> as for the life flasks, the hero can pick up a second type of object by stepping on : the pills of attack. When the player press a key (R) he uses a pill of attack and the attack of the hero increase during a few seconds.</text:span></text:p>
      <text:p text:style-name="P11"/>
      <text:p text:style-name="P10"/>
      <text:p text:style-name="P5">II. Diagram of classes.</text:p>
      <text:p text:style-name="P5"/>
      <text:p text:style-name="P5">After Sprint 1 :</text:p>
      <text:p text:style-name="P19">cf : image sprint1.1.jpg</text:p>
      <text:p text:style-name="P5"/>
      <text:p text:style-name="P5">After Sprint 2 :</text:p>
      <text:p text:style-name="P19">cf : image sprint2.jpg</text:p>
      <text:p text:style-name="P10"/>
      <text:p text:style-name="P5">After Sprint 3 :</text:p>
      <text:p text:style-name="P19">cf : image sprint3.jpg</text:p>
      <text:p text:style-name="P10"/>
      <text:p text:style-name="P10"/>
      <text:p text:style-name="P21"><text:soft-page-break/>III. Sequences diagram.</text:p>
      <text:p text:style-name="P21"/>
      <text:p text:style-name="P21">Main loop : (the call of all updates)</text:p>
      <text:p text:style-name="P22"><text:span text:style-name="T7">cf : main_loop.jpg</text:span></text:p>
      <text:p text:style-name="P21"><text:span text:style-name="T7"/></text:p>
      <text:p text:style-name="P22">Update Wolf :</text:p>
      <text:p text:style-name="P23"><text:span text:style-name="T7">cf : </text:span><text:span text:style-name="T8">wolf_update.jpg</text:span></text:p>
      <text:p text:style-name="P23"><text:span text:style-name="T8"/></text:p>
      <text:p text:style-name="P10"/>
      <text:p text:style-name="P5">I<text:span text:style-name="T6">V</text:span>. Distribution of work between membres.</text:p>
      <text:p text:style-name="P10"/>
      <text:p text:style-name="P6">Conception work :</text:p>
      <text:p text:style-name="P15">To define what should be implemented, all members would come together to list the functionalities to be done for the next sprint.</text:p>
      <text:p text:style-name="P10"/>
      <text:p text:style-name="P6">Implementation work :</text:p>
      <text:p text:style-name="P13">For each Sprint, we wrote on an Etherpad, the list of functionalities to implement. </text:p>
      <text:p text:style-name="P13">Each member of the group, before to implement a functionnality, had to choose a functionality he wanted to implement ; he had to write his name next to this functionality ; then he had to implement it, and once <text:span text:style-name="T1">this work</text:span> done, he had <text:span text:style-name="T1">to wrote “done” next to his name.</text:span></text:p>
      <text:p text:style-name="P14">This method allows each member to work whenever he wants ; it also allows members to not implement the same functionality twice.</text:p>
      <text:p text:style-name="P10"/>
      <text:p text:style-name="P10"/>
      <text:p text:style-name="P5">V. Git.</text:p>
      <text:p text:style-name="P5"/>
      <text:p text:style-name="P10">https://github.com/heitzman5u/ACL2017_Tartiflotte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3dc6" officeooo:paragraph-rsid="00043d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EITZMANN – D’ALESSANDRO – CREUSEL - GIOVINAZZ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een Heitzmann</meta:initial-creator>
    <meta:creation-date>2017-12-20T13:18:12.725037021</meta:creation-date>
    <dc:date>2017-12-30T21:47:33.666000000</dc:date>
    <meta:editing-duration>PT20M21S</meta:editing-duration>
    <meta:editing-cycles>9</meta:editing-cycles>
    <meta:generator>LibreOffice/5.3.3.2$Windows_x86 LibreOffice_project/3d9a8b4b4e538a85e0782bd6c2d430bafe583448</meta:generator>
    <meta:document-statistic meta:table-count="0" meta:image-count="0" meta:object-count="0" meta:page-count="3" meta:paragraph-count="59" meta:word-count="553" meta:character-count="2932" meta:non-whitespace-character-count="2425"/>
  </office:meta>
</office:document-meta>
</file>